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d9f2"/>
    </style:style>
    <style:style style:name="P2" style:family="paragraph" style:parent-style-name="Standard">
      <style:text-properties officeooo:rsid="0018d9f2" officeooo:paragraph-rsid="0018d9f2"/>
    </style:style>
    <style:style style:name="P3" style:family="paragraph" style:parent-style-name="Text_20_body">
      <style:text-properties officeooo:rsid="0018d9f2" officeooo:paragraph-rsid="0018d9f2"/>
    </style:style>
    <style:style style:name="P4" style:family="paragraph" style:parent-style-name="Standard">
      <style:text-properties officeooo:rsid="001bb70b" officeooo:paragraph-rsid="001bb70b"/>
    </style:style>
    <style:style style:name="P5" style:family="paragraph" style:parent-style-name="Standard">
      <style:text-properties officeooo:rsid="001bf736" officeooo:paragraph-rsid="001bf736"/>
    </style:style>
    <style:style style:name="P6" style:family="paragraph" style:parent-style-name="Heading_20_1">
      <style:text-properties officeooo:paragraph-rsid="0018d9f2"/>
    </style:style>
    <style:style style:name="P7" style:family="paragraph" style:parent-style-name="Heading_20_2">
      <style:text-properties officeooo:rsid="0018d9f2" officeooo:paragraph-rsid="0018d9f2"/>
    </style:style>
    <style:style style:name="P8" style:family="paragraph" style:parent-style-name="Standard">
      <style:text-properties officeooo:rsid="0018d9f2" officeooo:paragraph-rsid="0018d9f2"/>
    </style:style>
    <style:style style:name="P9" style:family="paragraph" style:parent-style-name="Standard">
      <style:text-properties officeooo:rsid="001d0a42" officeooo:paragraph-rsid="001d0a42"/>
    </style:style>
    <style:style style:name="T1" style:family="text">
      <style:text-properties officeooo:rsid="0018d9f2"/>
    </style:style>
    <style:style style:name="T2" style:family="text">
      <style:text-properties style:text-position="super 58%"/>
    </style:style>
    <style:style style:name="T3" style:family="text">
      <style:text-properties officeooo:rsid="001bf7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2">Jeu vidéo, type puzzle, inventé par Hiroyuki Imabayashi, 1981.</text:p>
      <text:p text:style-name="P2">Populaire car difficile malgré règles simples</text:p>
      <text:p text:style-name="P2">PSPACE-Complet</text:p>
      <text:p text:style-name="P2"/>
      <text:p text:style-name="P2">But : déplacer caisses jusqu’aux cibles</text:p>
      <text:p text:style-name="P2">Possibilité de se déplacer selon les 4 directions</text:p>
      <text:p text:style-name="P2">Possibilité de pousser une caisse ssi il n’y a rien devant</text:p>
      <text:p text:style-name="P9">Une caisse sur cible peut être quand même être déplacer.</text:p>
      <text:p text:style-name="P2"/>
      <text:p text:style-name="P2">Ce qu’on a fait : un solveur sous forme de shell : utilisateur écrit des commandes pour lancer le solveur, afficher niveaux, joueur au jeu, etc.</text:p>
      <text:p text:style-name="P2"/>
      <text:h text:style-name="P6" text:outline-level="1">Lien avec le thème de l’année</text:h>
      <text:p text:style-name="P2">De + en + de colis à livrer dans les villes → simuler gestion d’un entrepôt</text:p>
      <text:p text:style-name="P2">→ simuler livraison de colis. Particulièrement vrai, ville plan hippodamien</text:p>
      <text:p text:style-name="P2"/>
      <text:h text:style-name="Heading_20_1" text:outline-level="1">Principe de résolution</text:h>
      <text:p text:style-name="Standard">État = configuration du jeu : position du joueur + des caisses</text:p>
      <text:p text:style-name="P1">Principe : </text:p>
      <text:p text:style-name="P1"><text:span text:style-name="T1">P</text:span>artir de l’état initial</text:p>
      <text:p text:style-name="P2">Pour chaque coup possible : si état final → on remonte l’arbre pour obtenir la solution</text:p>
      <text:p text:style-name="P2">sinon on l’ajoute dans la liste des états à considérer</text:p>
      <text:p text:style-name="P2"/>
      <text:p text:style-name="P2">2 problématiques majeures :</text:p>
      <text:p text:style-name="P2">→ dans quel ordre traiter les configurations (BFS, DFS, etc)</text:p>
      <text:p text:style-name="P2">→ présence de configurations qui rendent le jeu insoluble (deadlocks, cf après) → à éviter !</text:p>
      <text:p text:style-name="P2"/>
      <text:p text:style-name="P2">Déjà : présence de cycles : utilisation d’un HashSet</text:p>
      <text:p text:style-name="P2">→ hash de Zobrist. <text:span text:style-name="T3">Repose sur 4 propriétes du XOR. La dernière sert à avoir des hash réparti uniformément entre INT_MIN et INT_MAX.</text:span></text:p>
      <text:p text:style-name="P5">On associe à chaque cases deux valeurs caisse et joueur.</text:p>
      <text:p text:style-name="P5">On utilise la formule en O(n) au début.</text:p>
      <text:p text:style-name="P5">Puis la formule en O(1). Efficace !</text:p>
      <text:p text:style-name="P2"/>
      <text:h text:style-name="Heading_20_1" text:outline-level="1">Réduction de l’espace de recherche</text:h>
      <text:h text:style-name="Heading_20_2" text:outline-level="2">Analyse statique</text:h>
      <text:p text:style-name="P3">Statique : essayer de tirer des informations sans explorer</text:p>
      <text:p text:style-name="P2">Dead tiles : si une caisse est dessus, elle ne pourra être pousser à aucune cibles.</text:p>
      <text:p text:style-name="P2">Détection : retirer toutes les caisses, placer sur une cible un caisse, la tirer sur toutes les cases possibles. Répéter pour chaque cibles. Cases non atteintes = dead tiles</text:p>
      <text:p text:style-name="P2"/>
      <text:p text:style-name="P2">Tunnels : difficile à définir, intuitivement cases en jaune</text:p>
      <text:p text:style-name="P2"><text:soft-page-break/>Avantage 1 : une caisse au plus par tunnel</text:p>
      <text:p text:style-name="P2">Avantage 2 : Au plus deux états fils</text:p>
      <text:p text:style-name="P2">Avantage 3 : Un seul états fils quand il y a un coin</text:p>
      <text:p text:style-name="P2">Avantage 4 : Tunnel oneway : si on met un mur dedans : coupe le plateau en deux. Un seul état fils</text:p>
      <text:p text:style-name="P2">Détection : On recherche toutes les cases vérifiant un des deux motifs puis on étend des deux côtés tant que un motif correspond</text:p>
      <text:p text:style-name="P2"/>
      <text:p text:style-name="P2">Salle : le reste</text:p>
      <text:p text:style-name="P2">On peut définir un ordre de rangement dans certains cas, cad quand on pousse une caisse dans une salle, la pousser directement sur une cible</text:p>
      <text:p text:style-name="P2">Nous : cas simple, une seule entrée</text:p>
      <text:p text:style-name="P2"/>
      <text:h text:style-name="P7" text:outline-level="2">Analyse dynamique</text:h>
      <text:p text:style-name="P2">Deadlocks = configuration des caisses et du joueur tel qu’il est impossible de parvenir à l’état final depuis cette configuration.</text:p>
      <text:p text:style-name="P2">3 exemples de deadlocks.</text:p>
      <text:p text:style-name="P2"/>
      <text:p text:style-name="P2">Freeze deadlocks :</text:p>
      <text:p text:style-name="P2">Algorithme récursif, caisse gelée si gelée sur les 2 axes X/Y. Gelée sur un axe si une des trois conditions est remplie. cf schéma. règle 2: les deux sols adjacents dans l’axe sont des dead tiles. Si caisse, on fait un appel récursif en remplaçant la caisse par un mur.</text:p>
      <text:p text:style-name="P2"/>
      <text:p text:style-name="P2">PI-corral deadlocks :</text:p>
      <text:p text:style-name="P2"/>
      <text:p text:style-name="P2"/>
      <text:p text:style-name="P5">On a aussi implémenté des tables de deadlocks. Peu efficace.</text:p>
      <text:h text:style-name="Heading_20_1" text:outline-level="1">Recherche dirigée par une heuristique</text:h>
      <text:p text:style-name="Standard">Certains états plus prometteurs que d’autres → il faut les traiter avant. → Utilisation d’une heuristique pour déterminer la distance entre un état et l’état final et d’une file de priorité.</text:p>
      <text:p text:style-name="P4"/>
      <text:p text:style-name="P4">Heuristique simple : on somme la distance entre les caisses et leur cible la plus proche</text:p>
      <text:p text:style-name="P4">Parfois deux caisses associés à une même cible</text:p>
      <text:p text:style-name="P4"/>
      <text:p text:style-name="P4">Heuristique gloutonne : pour éviter cela, on calcule toutes les distances cibles-caisses. On trie le tableau obtenu. On somme les éléments en évitant d’associer deux caisses à une même cible et réciproquement. Algo en O(n²log(n)). On a un algo en O(n²)</text:p>
      <text:p text:style-name="P4"/>
      <text:p text:style-name="P4">FESS : on traite en 1<text:span text:style-name="T2">er</text:span> les états avec le plus de caisse rangées. Puis ceux avec le moins de corral. Puis ceux qui sont le plus proche de la solu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6:37:56.774855263</meta:creation-date>
    <dc:date>2023-06-01T20:58:42.275843224</dc:date>
    <meta:editing-duration>PT2H29M26S</meta:editing-duration>
    <meta:editing-cycles>4</meta:editing-cycles>
    <meta:generator>LibreOffice/7.5.2.2$Linux_X86_64 LibreOffice_project/53bb9681a964705cf672590721dbc85eb4d0c3a2</meta:generator>
    <meta:document-statistic meta:table-count="0" meta:image-count="0" meta:object-count="0" meta:page-count="2" meta:paragraph-count="53" meta:word-count="653" meta:character-count="3682" meta:non-whitespace-character-count="3085"/>
  </office:meta>
</office:document-meta>
</file>